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gradient" draw:fill-gradient-name="Soft_20_radial_20_gray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cc00" draw:marker-start-width="0.35cm" draw:marker-end-width="0.35cm" draw:fill="gradient" draw:fill-gradient-name="Soft_20_Yellow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66" draw:marker-start-width="0.35cm" draw:marker-end-width="0.35cm" draw:fill="gradient" draw:fill-gradient-name="Soft_20_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cccc" draw:marker-start-width="0.35cm" draw:marker-end-width="0.35cm" draw:fill="gradient" draw:fill-gradient-name="Soft_20_blu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7da647" draw:marker-start-width="0.35cm" draw:marker-end-width="0.35cm" draw:fill="gradient" draw:fill-gradient-name="Light_20_soft_20_green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3cm" svg:stroke-color="#808080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paragraph-properties fo:margin-left="0cm" fo:margin-right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2" draw:layer="layout" svg:width="15.5cm" svg:height="4.5cm" svg:x="0.144cm" svg:y="7.272cm">
          <text:p text:style-name="P3"/>
          <draw:enhanced-geometry svg:viewBox="0 0 21600 21600" draw:path-stretchpoint-x="10800" draw:path-stretchpoint-y="10800" draw:text-areas="?f3 ?f4 ?f5 ?f6" draw:type="round-rectangle" draw:modifiers="2437.85825372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15.5cm" svg:height="2.5cm" svg:x="0.144cm" svg:y="0.97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62cm" svg:height="1.5cm" svg:x="0.644cm" svg:y="7.772cm">
          <text:p text:style-name="P2">Inter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61cm" svg:height="1.5cm" svg:x="2.875cm" svg:y="9.772cm">
          <text:p text:style-name="P2">Dif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61cm" svg:height="1.5cm" svg:x="8.452cm" svg:y="9.772cm">
          <text:p text:style-name="P2">Com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62cm" svg:height="1.5cm" svg:x="5.663cm" svg:y="7.772cm">
          <text:p text:style-name="P2">Subsum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62cm" svg:height="1.5cm" svg:x="10.682cm" svg:y="7.772cm">
          <text:p text:style-name="P2">Equival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cm" svg:height="1.5cm" svg:x="0.644cm" svg:y="1.472cm">
          <text:p text:style-name="P2">Compatibility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7cm" svg:height="1.5cm" svg:x="8.144cm" svg:y="1.472cm">
          <text:p text:style-name="P2">Replace-ability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9.714cm" svg:height="0.984cm" svg:x="0.1cm" svg:y="-0.1cm">
          <draw:text-box>
            <text:p text:style-name="P3"><text:span text:style-name="T1">Protocol analysis components</text:span></text:p>
          </draw:text-box>
        </draw:frame>
        <draw:frame draw:style-name="gr6" draw:text-style-name="P4" draw:layer="layout" svg:width="15.391cm" svg:height="0.984cm" svg:x="0.144cm" svg:y="11.772cm">
          <draw:text-box>
            <text:p text:style-name="P3"><text:span text:style-name="T1">Protocol manipulation and comparison operators</text:span></text:p>
          </draw:text-box>
        </draw:frame>
        <draw:connector draw:style-name="gr7" draw:text-style-name="P1" draw:layer="layout" draw:type="line" svg:x1="7.894cm" svg:y1="3.472cm" svg:x2="7.894cm" svg:y2="7.272cm" draw:start-shape="id1" draw:start-glue-point="2" draw:end-shape="id2">
          <text:p text:style-name="P3"/>
        </draw:connector>
        <draw:frame draw:style-name="gr6" draw:text-style-name="P5" draw:layer="layout" svg:width="3.114cm" svg:height="0.984cm" svg:x="8cm" svg:y="4.516cm">
          <draw:text-box>
            <text:p text:style-name="P5"><text:span text:style-name="T2">based 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Light_20_soft_20_green" draw:display-name="Light soft green" draw:style="linear" draw:start-color="#ffffff" draw:end-color="#94bd5e" draw:start-intensity="100%" draw:end-intensity="100%" draw:angle="0" draw:border="0%"/>
    <draw:gradient draw:name="Soft_20_Yellow" draw:display-name="Soft Yellow" draw:style="linear" draw:start-color="#ffffff" draw:end-color="#ffff99" draw:start-intensity="100%" draw:end-intensity="100%" draw:angle="0" draw:border="0%"/>
    <draw:gradient draw:name="Soft_20_blue" draw:display-name="Soft blue" draw:style="linear" draw:start-color="#ffffff" draw:end-color="#99ccff" draw:start-intensity="100%" draw:end-intensity="100%" draw:angle="0" draw:border="0%"/>
    <draw:gradient draw:name="Soft_20_orange" draw:display-name="Soft orange" draw:style="linear" draw:start-color="#ffffff" draw:end-color="#ffcc99" draw:start-intensity="100%" draw:end-intensity="100%" draw:angle="0" draw:border="0%"/>
    <draw:gradient draw:name="Soft_20_radial_20_gray" draw:display-name="Soft radial gray" draw:style="radial" draw:cx="50%" draw:cy="50%" draw:start-color="#e6e6e6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5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7-02-07T13:54:26</meta:creation-date>
    <dc:date>2008-04-20T15:41:10</dc:date>
    <meta:editing-cycles>7</meta:editing-cycles>
    <meta:editing-duration>PT00H21M16S</meta:editing-duration>
    <meta:document-statistic meta:object-count="1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